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5mm"/>
    </style:style>
    <style:style style:name="co2" style:family="table-column">
      <style:table-column-properties fo:break-before="auto" style:column-width="33.34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56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4">
      <style:table-cell-properties fo:background-color="#ffff00"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2" style:family="table-cell" style:parent-style-name="Default" style:data-style-name="N104">
      <style:table-cell-properties fo:wrap-option="wrap" style:vertical-align="middle"/>
    </style:style>
    <style:style style:name="ce13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dard buil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Production quantity:</text:p>
          </table:table-cell>
          <table:covered-table-cell table:style-name="ce6"/>
          <table:table-cell table:style-name="ce5" office:value-type="float" office:value="10" calcext:value-type="float">
            <text:p>10</text:p>
          </table:table-cell>
          <table:table-cell table:style-name="Default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Currency:</text:p>
          </table:table-cell>
          <table:covered-table-cell table:style-name="ce6"/>
          <table:table-cell table:style-name="ce5" office:value-type="string" calcext:value-type="string">
            <text:p>USD</text:p>
          </table:table-cell>
          <table:table-cell table:style-name="Default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3"/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Item number</text:p>
          </table:table-cell>
          <table:table-cell table:style-name="ce4" office:value-type="string" calcext:value-type="string" table:number-columns-spanned="2" table:number-rows-spanned="1">
            <text:p>Item</text:p>
          </table:table-cell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part number</text:p>
          </table:table-cell>
          <table:table-cell table:style-name="ce4" office:value-type="string" calcext:value-type="string">
            <text:p>Quantity per assembly</text:p>
          </table:table-cell>
          <table:table-cell table:style-name="ce4" office:value-type="string" calcext:value-type="string">
            <text:p>Quantity for production volume</text:p>
          </table:table-cell>
          <table:table-cell table:style-name="ce4" office:value-type="string" calcext:value-type="string">
            <text:p>Cost per item</text:p>
          </table:table-cell>
          <table:table-cell table:style-name="ce4" office:value-type="string" calcext:value-type="string">
            <text:p>Cost per assembly</text:p>
          </table:table-cell>
          <table:table-cell table:style-name="ce4" office:value-type="string" calcext:value-type="string">
            <text:p>Cost for production volume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floppy-coaster-panel-without-cutout.dxf</text:p>
            <text:p>115.4mm x 118.9mm x 1.0mm</text:p>
            <text:p>Clear PETG</text:p>
          </table:table-cell>
          <table:covered-table-cell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9] * [.$C$3]" office:value-type="float" office:value="20" calcext:value-type="float">
            <text:p>20</text:p>
          </table:table-cell>
          <table:table-cell table:style-name="ce9" table:formula="of:=20.66 / 20" office:value-type="currency" office:currency="AUD" office:value="1.033" calcext:value-type="currency">
            <office:annotation draw:style-name="gr1" draw:text-style-name="P2" svg:width="28.99mm" svg:height="17.99mm" svg:x="236.91mm" svg:y="28.9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1.03</text:p>
          </table:table-cell>
          <table:table-cell table:style-name="ce12" table:formula="of:=[.J9] * [.H9]" office:value-type="currency" office:currency="AUD" office:value="2.066" calcext:value-type="currency">
            <text:p>$2.07</text:p>
          </table:table-cell>
          <table:table-cell table:style-name="ce10" table:formula="of:=[.J9] * [.I9]" office:value-type="currency" office:currency="AUD" office:value="20.66" calcext:value-type="currency">
            <text:p>$20.66</text:p>
          </table:table-cell>
          <table:table-cell table:number-columns-repeated="101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floppy-coaster-panel-with-cutout.dxf</text:p>
            <text:p>115.4mm x 118.9mm x 3.0mm</text:p>
            <text:p>Red Translucent Acrylic</text:p>
          </table:table-cell>
          <table:covered-table-cell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H10] * [.$C$3]" office:value-type="float" office:value="10" calcext:value-type="float">
            <text:p>10</text:p>
          </table:table-cell>
          <table:table-cell table:style-name="ce9" table:formula="of:=23.44 / 10" office:value-type="currency" office:currency="AUD" office:value="2.344" calcext:value-type="currency">
            <office:annotation draw:style-name="gr1" draw:text-style-name="P2" svg:width="28.99mm" svg:height="17.99mm" svg:x="236.91mm" svg:y="41.19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2.34</text:p>
          </table:table-cell>
          <table:table-cell table:style-name="ce12" table:formula="of:=[.J10] * [.H10]" office:value-type="currency" office:currency="AUD" office:value="2.344" calcext:value-type="currency">
            <text:p>$2.34</text:p>
          </table:table-cell>
          <table:table-cell table:style-name="ce10" table:formula="of:=[.J10] * [.I10]" office:value-type="currency" office:currency="AUD" office:value="23.44" calcext:value-type="currency">
            <text:p>$23.44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 table:number-columns-spanned="2" table:number-rows-spanned="1">
            <text:p>BUMPER CYLINDRICAL 0.5" DIA BLK</text:p>
          </table:table-cell>
          <table:covered-table-cell/>
          <table:table-cell table:style-name="ce5" office:value-type="string" calcext:value-type="string">
            <text:p>Keystone Electronics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<text:a xlink:href="https://www.digikey.com/product-detail/en/keystone-electronics/720/36-720-ND/61956" xlink:type="simple">36-720-ND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11] * [.$C$3]" office:value-type="float" office:value="40" calcext:value-type="float">
            <text:p>40</text:p>
          </table:table-cell>
          <table:table-cell table:style-name="ce10" office:value-type="currency" office:currency="AUD" office:value="0.262" calcext:value-type="currency">
            <office:annotation draw:style-name="gr1" draw:text-style-name="P2" svg:width="28.99mm" svg:height="17.99mm" svg:x="236.91mm" svg:y="53.49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0.26</text:p>
          </table:table-cell>
          <table:table-cell table:style-name="ce12" table:formula="of:=[.J11] * [.H11]" office:value-type="currency" office:currency="AUD" office:value="1.048" calcext:value-type="currency">
            <text:p>$1.05</text:p>
          </table:table-cell>
          <table:table-cell table:style-name="ce10" table:formula="of:=[.J11] * [.I11]" office:value-type="currency" office:currency="AUD" office:value="10.48" calcext:value-type="currency">
            <text:p>$10.48</text:p>
          </table:table-cell>
          <table:table-cell table:number-columns-repeated="101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M3 x 8 Phillips head screw</text:p>
          </table:table-cell>
          <table:covered-table-cell/>
          <table:table-cell table:number-columns-repeated="4" table:style-name="ce8" office:value-type="string" calcext:value-type="string">
            <text:p>n/a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12] * [.$C$3]" office:value-type="float" office:value="40" calcext:value-type="float">
            <text:p>40</text:p>
          </table:table-cell>
          <table:table-cell table:style-name="ce11" table:formula="of:=4.56 / 100" office:value-type="currency" office:currency="AUD" office:value="0.0456" calcext:value-type="currency">
            <office:annotation draw:style-name="gr1" draw:text-style-name="P2" svg:width="28.99mm" svg:height="17.99mm" svg:x="236.91mm" svg:y="61.83mm" draw:caption-point-x="-6.1mm" draw:caption-point-y="15.1mm">
              <dc:date>2019-11-05T00:00:00</dc:date>
              <text:p text:style-name="P1">Based on <text:a xlink:href="https://www.mcmaster.com/92000A118" xlink:type="simple">https://www.mcmaster.com/92000A118</text:a></text:p>
              <text:p text:style-name="P1"/>
            </office:annotation>
            <text:p>$0.05</text:p>
          </table:table-cell>
          <table:table-cell table:style-name="ce12" table:formula="of:=[.J12] * [.H12]" office:value-type="currency" office:currency="AUD" office:value="0.1824" calcext:value-type="currency">
            <text:p>$0.18</text:p>
          </table:table-cell>
          <table:table-cell table:style-name="ce10" table:formula="of:=[.J12] * [.I12]" office:value-type="currency" office:currency="AUD" office:value="1.824" calcext:value-type="currency">
            <text:p>$1.82</text:p>
          </table:table-cell>
          <table:table-cell table:number-columns-repeated="101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M3 Nyloc nut</text:p>
          </table:table-cell>
          <table:covered-table-cell/>
          <table:table-cell table:number-columns-repeated="4" table:style-name="ce8" office:value-type="string" calcext:value-type="string">
            <text:p>n/a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13] * [.$C$3]" office:value-type="float" office:value="40" calcext:value-type="float">
            <text:p>40</text:p>
          </table:table-cell>
          <table:table-cell table:style-name="ce11" table:formula="of:=3.52 / 100" office:value-type="currency" office:currency="AUD" office:value="0.0352" calcext:value-type="currency">
            <office:annotation draw:style-name="gr1" draw:text-style-name="P2" svg:width="28.99mm" svg:height="17.99mm" svg:x="236.91mm" svg:y="66.35mm" draw:caption-point-x="-6.1mm" draw:caption-point-y="15.1mm">
              <dc:date>2019-11-05T00:00:00</dc:date>
              <text:p text:style-name="P1">Based on <text:a xlink:href="https://www.mcmaster.com/90576A102" xlink:type="simple">https://www.mcmaster.com/90576A102</text:a></text:p>
            </office:annotation>
            <text:p>$0.04</text:p>
          </table:table-cell>
          <table:table-cell table:style-name="ce12" table:formula="of:=[.J13] * [.H13]" office:value-type="currency" office:currency="AUD" office:value="0.1408" calcext:value-type="currency">
            <text:p>$0.14</text:p>
          </table:table-cell>
          <table:table-cell table:style-name="ce10" table:formula="of:=[.J13] * [.I13]" office:value-type="currency" office:currency="AUD" office:value="1.408" calcext:value-type="currency">
            <text:p>$1.41</text:p>
          </table:table-cell>
          <table:table-cell table:number-columns-repeated="101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4" table:number-columns-repeated="7"/>
          <table:table-cell table:style-name="ce13" table:formula="of:=SUM([.K9:.K19])" office:value-type="currency" office:currency="AUD" office:value="5.7812" calcext:value-type="currency">
            <text:p>$5.78</text:p>
          </table:table-cell>
          <table:table-cell table:style-name="ce13" table:formula="of:=SUM([.L9:.L19])" office:value-type="currency" office:currency="AUD" office:value="57.812" calcext:value-type="currency">
            <text:p>$57.81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number-columns-repeated="9"/>
          <table:table-cell table:style-name="ce13" table:formula="of:=AVERAGE([.K9:.K19])" office:value-type="currency" office:currency="AUD" office:value="1.15624" calcext:value-type="currency">
            <text:p>$1.16</text:p>
          </table:table-cell>
          <table:table-cell table:style-name="ce13" table:formula="of:=AVERAGE([.L9:.L19])" office:value-type="currency" office:currency="AUD" office:value="11.5624" calcext:value-type="currency">
            <text:p>$11.56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ternate buil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Production quantity:</text:p>
          </table:table-cell>
          <table:covered-table-cell table:style-name="ce6"/>
          <table:table-cell table:style-name="ce5" office:value-type="float" office:value="10" calcext:value-type="float">
            <text:p>10</text:p>
          </table:table-cell>
          <table:table-cell table:style-name="Default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Currency:</text:p>
          </table:table-cell>
          <table:covered-table-cell table:style-name="ce6"/>
          <table:table-cell table:style-name="ce5" office:value-type="string" calcext:value-type="string">
            <text:p>USD</text:p>
          </table:table-cell>
          <table:table-cell table:style-name="Default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3"/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Item number</text:p>
          </table:table-cell>
          <table:table-cell table:style-name="ce4" office:value-type="string" calcext:value-type="string" table:number-columns-spanned="2" table:number-rows-spanned="1">
            <text:p>Item</text:p>
          </table:table-cell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part number</text:p>
          </table:table-cell>
          <table:table-cell table:style-name="ce4" office:value-type="string" calcext:value-type="string">
            <text:p>Quantity per assembly</text:p>
          </table:table-cell>
          <table:table-cell table:style-name="ce4" office:value-type="string" calcext:value-type="string">
            <text:p>Quantity for production volume</text:p>
          </table:table-cell>
          <table:table-cell table:style-name="ce4" office:value-type="string" calcext:value-type="string">
            <text:p>Cost per item</text:p>
          </table:table-cell>
          <table:table-cell table:style-name="ce4" office:value-type="string" calcext:value-type="string">
            <text:p>Cost per assembly</text:p>
          </table:table-cell>
          <table:table-cell table:style-name="ce4" office:value-type="string" calcext:value-type="string">
            <text:p>Cost for production volume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floppy-coaster-panel-without-cutout.dxf</text:p>
            <text:p>115.4mm x 118.9mm x 1.0mm</text:p>
            <text:p>Clear PETG</text:p>
          </table:table-cell>
          <table:covered-table-cell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9] * [.$C$3]" office:value-type="float" office:value="20" calcext:value-type="float">
            <text:p>20</text:p>
          </table:table-cell>
          <table:table-cell table:style-name="ce9" table:formula="of:=20.66 / 20" office:value-type="currency" office:currency="AUD" office:value="1.033" calcext:value-type="currency">
            <office:annotation draw:style-name="gr1" draw:text-style-name="P2" svg:width="28.99mm" svg:height="17.99mm" svg:x="236.91mm" svg:y="28.9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1.03</text:p>
          </table:table-cell>
          <table:table-cell table:style-name="ce12" table:formula="of:=[.J9] * [.H9]" office:value-type="currency" office:currency="AUD" office:value="2.066" calcext:value-type="currency">
            <text:p>$2.07</text:p>
          </table:table-cell>
          <table:table-cell table:style-name="ce10" table:formula="of:=[.J9] * [.I9]" office:value-type="currency" office:currency="AUD" office:value="20.66" calcext:value-type="currency">
            <text:p>$20.66</text:p>
          </table:table-cell>
          <table:table-cell table:number-columns-repeated="101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floppy-coaster-panel-with-cutout.dxf</text:p>
            <text:p>115.4mm x 118.9mm x 3.0mm</text:p>
            <text:p>Red Translucent Acrylic</text:p>
          </table:table-cell>
          <table:covered-table-cell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H10] * [.$C$3]" office:value-type="float" office:value="10" calcext:value-type="float">
            <text:p>10</text:p>
          </table:table-cell>
          <table:table-cell table:style-name="ce9" table:formula="of:=23.44 / 10" office:value-type="currency" office:currency="AUD" office:value="2.344" calcext:value-type="currency">
            <office:annotation draw:style-name="gr1" draw:text-style-name="P2" svg:width="28.99mm" svg:height="17.99mm" svg:x="236.91mm" svg:y="41.19mm" draw:caption-point-x="-6.1mm" draw:caption-point-y="15.1mm">
              <dc:date>2019-11-05T00:00:00</dc:date>
              <text:p text:style-name="P1"><text:span text:style-name="T1">Based on 10 piece pricing</text:span></text:p>
            </office:annotation>
            <text:p>$2.34</text:p>
          </table:table-cell>
          <table:table-cell table:style-name="ce12" table:formula="of:=[.J10] * [.H10]" office:value-type="currency" office:currency="AUD" office:value="2.344" calcext:value-type="currency">
            <text:p>$2.34</text:p>
          </table:table-cell>
          <table:table-cell table:style-name="ce10" table:formula="of:=[.J10] * [.I10]" office:value-type="currency" office:currency="AUD" office:value="23.44" calcext:value-type="currency">
            <text:p>$23.44</text:p>
          </table:table-cell>
          <table:table-cell table:style-name="ce1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Floppy-coaster-panel-without-cutout.dxf</text:p>
            <text:p>115.4mm x 118.9mm x 2.0mm Grey</text:p>
            <text:p>Acrylic Fel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My design, laser cut by ponoko.com</text:p>
          </table:table-cell>
          <table:covered-table-cell table:style-name="Default"/>
          <table:table-cell table:style-name="ce5" office:value-type="float" office:value="1" calcext:value-type="float">
            <text:p>1</text:p>
          </table:table-cell>
          <table:table-cell table:style-name="ce5" table:formula="of:=[.H11] * [.$C$3]" office:value-type="float" office:value="10" calcext:value-type="float">
            <text:p>10</text:p>
          </table:table-cell>
          <table:table-cell table:style-name="ce16" office:value-type="float" office:value="1.06" calcext:value-type="float">
            <office:annotation draw:style-name="gr1" draw:text-style-name="P2" svg:width="28.99mm" svg:height="17.99mm" svg:x="236.91mm" svg:y="53.49mm" draw:caption-point-x="-6.1mm" draw:caption-point-y="15.1mm">
              <dc:date>2019-11-05T00:00:00</dc:date>
              <text:p text:style-name="P1">Based on 10 piece pricing</text:p>
            </office:annotation>
            <text:p>1.06</text:p>
          </table:table-cell>
          <table:table-cell table:style-name="ce12" table:formula="of:=[.J11] * [.H11]" office:value-type="currency" office:currency="AUD" office:value="1.06" calcext:value-type="currency">
            <text:p>$1.06</text:p>
          </table:table-cell>
          <table:table-cell table:style-name="ce10" table:formula="of:=[.J11] * [.I11]" office:value-type="currency" office:currency="AUD" office:value="10.6" calcext:value-type="currency">
            <text:p>$10.60</text:p>
          </table:table-cell>
          <table:table-cell table:number-columns-repeated="101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Pop rivet</text:p>
          </table:table-cell>
          <table:covered-table-cell table:style-name="Default"/>
          <table:table-cell table:number-columns-repeated="4" table:style-name="ce8" office:value-type="string" calcext:value-type="string">
            <text:p>n/a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12] * [.$C$3]" office:value-type="float" office:value="40" calcext:value-type="float">
            <text:p>40</text:p>
          </table:table-cell>
          <table:table-cell table:style-name="ce11" table:formula="of:=6.8 / 250" office:value-type="currency" office:currency="AUD" office:value="0.0272" calcext:value-type="currency">
            <office:annotation draw:style-name="gr1" draw:text-style-name="P2" svg:width="28.99mm" svg:height="21.76mm" svg:x="236.91mm" svg:y="65.78mm" draw:caption-point-x="-6.1mm" draw:caption-point-y="15.1mm">
              <dc:date>2019-11-05T00:00:00</dc:date>
              <text:p text:style-name="P1">Based on first rivet on https://www.mcmaster.com/pop-rivets</text:p>
            </office:annotation>
            <text:p>$0.03</text:p>
          </table:table-cell>
          <table:table-cell table:style-name="ce12" table:formula="of:=[.J12] * [.H12]" office:value-type="currency" office:currency="AUD" office:value="0.1088" calcext:value-type="currency">
            <text:p>$0.11</text:p>
          </table:table-cell>
          <table:table-cell table:style-name="ce10" table:formula="of:=[.J12] * [.I12]" office:value-type="currency" office:currency="AUD" office:value="1.088" calcext:value-type="currency">
            <text:p>$1.09</text:p>
          </table:table-cell>
          <table:table-cell table:number-columns-repeated="101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5" table:number-columns-repeated="7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4" table:number-columns-repeated="7"/>
          <table:table-cell table:style-name="ce13" table:formula="of:=SUM([.K9:.K19])" office:value-type="currency" office:currency="AUD" office:value="5.5788" calcext:value-type="currency">
            <text:p>$5.58</text:p>
          </table:table-cell>
          <table:table-cell table:style-name="ce13" table:formula="of:=SUM([.L9:.L19])" office:value-type="currency" office:currency="AUD" office:value="55.788" calcext:value-type="currency">
            <text:p>$55.79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number-columns-repeated="9"/>
          <table:table-cell table:style-name="ce13" table:formula="of:=AVERAGE([.K9:.K19])" office:value-type="currency" office:currency="AUD" office:value="1.3947" calcext:value-type="currency">
            <text:p>$1.39</text:p>
          </table:table-cell>
          <table:table-cell table:style-name="ce13" table:formula="of:=AVERAGE([.L9:.L19])" office:value-type="currency" office:currency="AUD" office:value="13.947" calcext:value-type="currency">
            <text:p>$13.95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23:00:31.849317279</meta:creation-date>
    <dc:date>2019-11-05T01:49:18.220235550</dc:date>
    <meta:editing-duration>PT43M57S</meta:editing-duration>
    <meta:editing-cycles>6</meta:editing-cycles>
    <meta:generator>LibreOffice/6.3.3.2$MacOSX_X86_64 LibreOffice_project/a64200df03143b798afd1ec74a12ab50359878ed</meta:generator>
    <meta:document-statistic meta:table-count="2" meta:cell-count="144" meta:object-count="0"/>
    <meta:user-defined meta:name=""/>
  </office:meta>
</office:document-meta>
</file>